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26f" officeooo:paragraph-rsid="0004a26f"/>
    </style:style>
    <style:style style:name="P2" style:family="paragraph" style:parent-style-name="Standard">
      <style:text-properties officeooo:paragraph-rsid="0004a26f"/>
    </style:style>
    <style:style style:name="P3" style:family="paragraph" style:parent-style-name="Standard">
      <style:text-properties officeooo:rsid="000618a9" officeooo:paragraph-rsid="000618a9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text-properties officeooo:rsid="0004a26f" officeooo:paragraph-rsid="0004a26f"/>
    </style:style>
    <style:style style:name="P7" style:family="paragraph" style:parent-style-name="Standard">
      <style:text-properties officeooo:rsid="000d239e" officeooo:paragraph-rsid="000d239e"/>
    </style:style>
    <style:style style:name="P8" style:family="paragraph" style:parent-style-name="Standard">
      <style:text-properties officeooo:rsid="0015be16" officeooo:paragraph-rsid="0015be16"/>
    </style:style>
    <style:style style:name="P9" style:family="paragraph" style:parent-style-name="Standard">
      <style:text-properties officeooo:rsid="001db667" officeooo:paragraph-rsid="001db667"/>
    </style:style>
    <style:style style:name="P10" style:family="paragraph" style:parent-style-name="Standard">
      <style:text-properties officeooo:rsid="001df39d" officeooo:paragraph-rsid="001df39d"/>
    </style:style>
    <style:style style:name="T1" style:family="text">
      <style:text-properties officeooo:rsid="000618a9"/>
    </style:style>
    <style:style style:name="T2" style:family="text">
      <style:text-properties officeooo:rsid="0006618f"/>
    </style:style>
    <style:style style:name="T3" style:family="text">
      <style:text-properties officeooo:rsid="0007fdce"/>
    </style:style>
    <style:style style:name="T4" style:family="text">
      <style:text-properties officeooo:rsid="000dd98a"/>
    </style:style>
    <style:style style:name="T5" style:family="text">
      <style:text-properties officeooo:rsid="0013f7e4"/>
    </style:style>
    <style:style style:name="T6" style:family="text">
      <style:text-properties officeooo:rsid="0015be16"/>
    </style:style>
    <style:style style:name="T7" style:family="text">
      <style:text-properties officeooo:rsid="00165185"/>
    </style:style>
    <style:style style:name="T8" style:family="text">
      <style:text-properties officeooo:rsid="0017208b"/>
    </style:style>
    <style:style style:name="T9" style:family="text">
      <style:text-properties officeooo:rsid="0017cf6d"/>
    </style:style>
    <style:style style:name="T10" style:family="text">
      <style:text-properties officeooo:rsid="00190b43"/>
    </style:style>
    <style:style style:name="T11" style:family="text">
      <style:text-properties officeooo:rsid="001c1e0f"/>
    </style:style>
    <style:style style:name="T12" style:family="text">
      <style:text-properties officeooo:rsid="001df3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pan text:style-name="T3">A </text:span>Statistical <text:span text:style-name="T3">A</text:span>nalysis <text:span text:style-name="T3">of </text:span>Liber Primus</text:p>
      <text:p text:style-name="P1"/>
      <text:h text:style-name="P4" text:outline-level="1"/>
      <text:h text:style-name="P5" text:outline-level="1">Idea</text:h>
      <text:p text:style-name="P1">There has been a definite lack of doublets in the text and no one has yet to explain the doublets. <text:s/>While the letter L is the one found in most bi-grams, SS, EE, and OO are also found in text. <text:s/>My thought is that since the LP has combination letters for E and O, it might be prudent to built a new set of data to be analyzed. <text:s/>This would take it from 26 standard letters to 2<text:span text:style-name="T7">2</text:span> letters. <text:s/>That coupled with the low doublet count, then that would mean that the runes could double for other letters. <text:s/><text:span text:style-name="T7">See the rune analysis document on how I came to that idea.</text:span></text:p>
      <text:p text:style-name="P2"/>
      <text:h text:style-name="Heading_20_1" text:outline-level="1">Input <text:span text:style-name="T8">for IRL Statistics</text:span></text:h>
      <text:p text:style-name="P1">I mirrored the contents of <text:a xlink:type="simple" xlink:href="http://www.textfiles.com/" text:style-name="Internet_20_link" text:visited-style-name="Visited_20_Internet_20_Link">www.textfiles.com</text:a> <text:span text:style-name="T2">(see script below)</text:span>. <text:s/>It is a site that hosts a myriad of different texts ranging from open literature to other items from BBSes. <text:s/>In all, it is somewhere between 50 and 60 thousand documents. <text:s/>That should provide us the new counts where we can count the occurrences.</text:p>
      <text:p text:style-name="P1"/>
      <text:p text:style-name="P3">--- Script ---</text:p>
      <text:p text:style-name="P1">#!/bin/bash</text:p>
      <text:p text:style-name="P1"/>
      <text:p text:style-name="P1"># Remove old files first.</text:p>
      <text:p text:style-name="P1">rm -rvf www.textfiles.com</text:p>
      <text:p text:style-name="P1"/>
      <text:p text:style-name="P1"># Define the URL to mirror</text:p>
      <text:p text:style-name="P1">URL="http://www.textfiles.com/directory.html"</text:p>
      <text:p text:style-name="P1"/>
      <text:p text:style-name="P1"># Use wget to mirror the website</text:p>
      <text:p text:style-name="P1">wget --mirror --convert-links --adjust-extension --page-requisites --no-parent $URL</text:p>
      <text:p text:style-name="P1">--- <text:span text:style-name="T1">End Script ---</text:span></text:p>
      <text:p text:style-name="P1"/>
      <text:h text:style-name="Heading_20_1" text:outline-level="1">Data Manipulation</text:h>
      <text:p text:style-name="P1">Once I had the documents in place, <text:span text:style-name="T11">The program</text:span> break<text:span text:style-name="T11">s</text:span> down the documents using a program to load them into a <text:span text:style-name="T5">PostgreSQL</text:span> database. <text:s/>I transformed the lines to comply with what would be transformed from runes. <text:s/>QU → CW, K → <text:span text:style-name="T4">C</text:span>, Z → S, Q → <text:span text:style-name="T10">C</text:span>, and V → U. <text:s/><text:span text:style-name="T6">I have been calling this Intermediary Rune Latin </text:span><text:span text:style-name="T9">(IRL).</text:span></text:p>
      <text:p text:style-name="P1"/>
      <text:p text:style-name="P1">&lt;<text:span text:style-name="T11">Need screen shot here.</text:span>&gt;</text:p>
      <text:p text:style-name="P1"/>
      <text:p text:style-name="P7">When you run the program, allow <text:span text:style-name="T6">8</text:span>-<text:span text:style-name="T6">10</text:span> hours to build out the dataset (i7-3GHz-8 Cores).</text:p>
      <text:p text:style-name="P7"/>
      <text:p text:style-name="P8">Once it has been loaded, <text:span text:style-name="T11">you will have 4 tables.</text:span></text:p>
      <text:p text:style-name="P8"/>
      <text:p text:style-name="P9">TB_FILE – This is the table with the document names in it. <text:s/>It provides an ID to be referenced by the character tables.</text:p>
      <text:p text:style-name="P9"/>
      <text:p text:style-name="P9"><text:soft-page-break/>TB_FILE_CHARACTER_COUNT – This is the table that provides that character counts for <text:span text:style-name="T12">English sentences.</text:span></text:p>
      <text:p text:style-name="P9"/>
      <text:p text:style-name="P10">TB_LIBER_FILE_CHARACTER_COUNT – This is the table that provides the counts for documents converted into Intermediary Rune Latin.</text:p>
      <text:p text:style-name="P10"/>
      <text:p text:style-name="P10">TB_RUNE_FILE_CHARACTER_COUNT – This is the table that provides the counts for documents converted into run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7:36:03.417576885</meta:creation-date>
    <dc:date>2024-12-22T17:10:03.279594873</dc:date>
    <meta:editing-duration>PT38M10S</meta:editing-duration>
    <meta:editing-cycles>20</meta:editing-cycles>
    <meta:generator>LibreOffice/24.2.7.2$Linux_X86_64 LibreOffice_project/420$Build-2</meta:generator>
    <meta:document-statistic meta:table-count="0" meta:image-count="0" meta:object-count="0" meta:page-count="3" meta:paragraph-count="23" meta:word-count="373" meta:character-count="2150" meta:non-whitespace-character-count="1789"/>
  </office:meta>
</office:document-meta>
</file>